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dfb68"/>
    </style:style>
    <style:style style:name="P2" style:family="paragraph" style:parent-style-name="Preformatted_20_Text">
      <style:text-properties officeooo:rsid="001dfb68" officeooo:paragraph-rsid="001dfb68"/>
    </style:style>
    <style:style style:name="P3" style:family="paragraph" style:parent-style-name="Preformatted_20_Text">
      <style:text-properties officeooo:rsid="001dfb68" officeooo:paragraph-rsid="0023e9ee"/>
    </style:style>
    <style:style style:name="P4" style:family="paragraph" style:parent-style-name="Preformatted_20_Text">
      <style:text-properties officeooo:paragraph-rsid="00232c80"/>
    </style:style>
    <style:style style:name="P5" style:family="paragraph" style:parent-style-name="Preformatted_20_Text">
      <style:text-properties officeooo:paragraph-rsid="0024600d"/>
    </style:style>
    <style:style style:name="P6" style:family="paragraph" style:parent-style-name="Preformatted_20_Text">
      <style:text-properties officeooo:rsid="0024600d" officeooo:paragraph-rsid="0024600d"/>
    </style:style>
    <style:style style:name="P7" style:family="paragraph" style:parent-style-name="Preformatted_20_Text">
      <style:text-properties officeooo:rsid="0024600d" officeooo:paragraph-rsid="00289616"/>
    </style:style>
    <style:style style:name="P8" style:family="paragraph" style:parent-style-name="Preformatted_20_Text">
      <style:text-properties officeooo:rsid="0024600d" officeooo:paragraph-rsid="002a5aa1"/>
    </style:style>
    <style:style style:name="P9" style:family="paragraph" style:parent-style-name="Preformatted_20_Text">
      <style:text-properties officeooo:rsid="0024600d" officeooo:paragraph-rsid="002a7478"/>
    </style:style>
    <style:style style:name="P10" style:family="paragraph" style:parent-style-name="Preformatted_20_Text">
      <style:text-properties officeooo:rsid="0024600d" officeooo:paragraph-rsid="002bc3de"/>
    </style:style>
    <style:style style:name="P11" style:family="paragraph" style:parent-style-name="Preformatted_20_Text">
      <style:text-properties officeooo:rsid="0024600d" officeooo:paragraph-rsid="002c1bdd"/>
    </style:style>
    <style:style style:name="P12" style:family="paragraph" style:parent-style-name="Preformatted_20_Text">
      <style:text-properties officeooo:rsid="0023e9ee" officeooo:paragraph-rsid="0023e9ee"/>
    </style:style>
    <style:style style:name="P13" style:family="paragraph" style:parent-style-name="Preformatted_20_Text">
      <style:text-properties officeooo:rsid="0023e9ee" officeooo:paragraph-rsid="00232c80"/>
    </style:style>
    <style:style style:name="P14" style:family="paragraph" style:parent-style-name="Preformatted_20_Text">
      <style:text-properties officeooo:rsid="001f20d3" officeooo:paragraph-rsid="001dfb68"/>
    </style:style>
    <style:style style:name="P15" style:family="paragraph" style:parent-style-name="Preformatted_20_Text">
      <style:text-properties officeooo:rsid="00232c80" officeooo:paragraph-rsid="00232c80"/>
    </style:style>
    <style:style style:name="P16" style:family="paragraph" style:parent-style-name="Heading_20_1">
      <style:text-properties officeooo:rsid="0021e4fd"/>
    </style:style>
    <style:style style:name="T1" style:family="text">
      <style:text-properties officeooo:rsid="001dfb68"/>
    </style:style>
    <style:style style:name="T2" style:family="text">
      <style:text-properties officeooo:rsid="001f20d3"/>
    </style:style>
    <style:style style:name="T3" style:family="text">
      <style:text-properties officeooo:rsid="00202ffb"/>
    </style:style>
    <style:style style:name="T4" style:family="text">
      <style:text-properties officeooo:rsid="00232c80"/>
    </style:style>
    <style:style style:name="T5" style:family="text">
      <style:text-properties officeooo:rsid="0023e9ee"/>
    </style:style>
    <style:style style:name="T6" style:family="text">
      <style:text-properties officeooo:rsid="00242507"/>
    </style:style>
    <style:style style:name="T7" style:family="text">
      <style:text-properties officeooo:rsid="0024600d"/>
    </style:style>
    <style:style style:name="T8" style:family="text">
      <style:text-properties officeooo:rsid="0026089c"/>
    </style:style>
    <style:style style:name="T9" style:family="text">
      <style:text-properties officeooo:rsid="00289616"/>
    </style:style>
    <style:style style:name="T10" style:family="text">
      <style:text-properties officeooo:rsid="002a5aa1"/>
    </style:style>
    <style:style style:name="T11" style:family="text">
      <style:text-properties officeooo:rsid="002a7478"/>
    </style:style>
    <style:style style:name="T12" style:family="text">
      <style:text-properties officeooo:rsid="002bc3de"/>
    </style:style>
    <style:style style:name="T13" style:family="text">
      <style:text-properties officeooo:rsid="002c1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riage</text:h>
      <text:p text:style-name="P6">#GENERAL</text:p>
      <text:p text:style-name="P2">Discriminators</text:p>
      <text:p text:style-name="P1"><text:span text:style-name="T1"><text:tab/>Discriminator – </text:span><text:span text:style-name="T3">Definition</text:span></text:p>
      <text:p text:style-name="P3">Presentation<text:span text:style-name="T5">-Discriminators</text:span></text:p>
      <text:p text:style-name="P2"><text:tab/>Presentation(FK) - Discriminator(FK) - TriageCategory(1-5)</text:p>
      <text:p text:style-name="P12">Presentation</text:p>
      <text:p text:style-name="P1"><text:span text:style-name="T1"><text:tab/>Presentation – </text:span><text:span text:style-name="T2">Risk Limit –</text:span><text:span text:style-name="T7"> Age Group</text:span></text:p>
      <text:p text:style-name="P14"/>
      <text:p text:style-name="P6">#CASES –<text:span text:style-name="T11"> probably easier to store it all in session</text:span></text:p>
      <text:p text:style-name="P15">Patient</text:p>
      <text:p text:style-name="P4"><text:span text:style-name="T4"><text:tab/></text:span><text:span text:style-name="T6">MRN </text:span><text:span text:style-name="T9">- </text:span><text:span text:style-name="T6">D.O.B.</text:span></text:p>
      <text:p text:style-name="P15"/>
      <text:p text:style-name="P15">Encounter</text:p>
      <text:p text:style-name="P4"><text:span text:style-name="T4"><text:tab/></text:span><text:span text:style-name="T5">Patient(FK) – Presentation(FK) – Date (FK)</text:span></text:p>
      <text:p text:style-name="P13"/>
      <text:p text:style-name="P12">Answers</text:p>
      <text:p text:style-name="P12"><text:tab/>Encounter(FK) – Discriminator – Answer</text:p>
      <text:p text:style-name="P12"/>
      <text:p text:style-name="P5"><text:span text:style-name="T8">#</text:span><text:span text:style-name="T7">FLOW</text:span></text:p>
      <text:p text:style-name="P11"><text:span text:style-name="T13">if not age_category</text:span></text:p>
      <text:p text:style-name="P7"><text:span text:style-name="T9"><text:tab/>Get Patient Details (Age – Adult/Child)</text:span></text:p>
      <text:p text:style-name="P11"><text:span text:style-name="T13">if not presentation</text:span></text:p>
      <text:p text:style-name="P7"><text:span text:style-name="T9"><text:tab/>Get Presentation</text:span></text:p>
      <text:p text:style-name="P7"><text:span text:style-name="T9"/></text:p>
      <text:p text:style-name="P7"><text:span text:style-name="T9">Get List of Discriminators</text:span></text:p>
      <text:p text:style-name="P7"><text:span text:style-name="T9">Start List of Previous_Discriminators</text:span></text:p>
      <text:p text:style-name="P7"><text:span text:style-name="T9"/></text:p>
      <text:p text:style-name="P8"><text:span text:style-name="T10">Ask Each Discriminator</text:span></text:p>
      <text:p text:style-name="P9"><text:span text:style-name="T11">if answer yes – assign triage category</text:span></text:p>
      <text:p text:style-name="P9"><text:span text:style-name="T11">if answer no – continue to next question</text:span></text:p>
      <text:p text:style-name="P9"><text:span text:style-name="T11"/></text:p>
      <text:p text:style-name="P9"><text:span text:style-name="T11">when have answered all questions – assign default </text:span><text:span text:style-name="T12">triage </text:span><text:span text:style-name="T11">category</text:span></text:p>
      <text:p text:style-name="P9"><text:span text:style-name="T11"/></text:p>
      <text:p text:style-name="P10"><text:span text:style-name="T12">display triage category, goal waiting time, advice</text:span></text:p>
      <text:p text:style-name="P7"><text:span text:style-name="T9"/></text:p>
      <text:p text:style-name="P7"><text:span text:style-name="T9"/></text:p>
      <text:p text:style-name="P8"><text:span text:style-name="T10">#FUNCTION</text:span></text:p>
      <text:p text:style-name="P7"><text:span text:style-name="T9"/></text:p>
      <text:p text:style-name="P8"><text:span text:style-name="T10">if discriminators:</text:span></text:p>
      <text:p text:style-name="P8"><text:span text:style-name="T9"><text:tab/></text:span><text:span text:style-name="T10">discriminator = discriminators.pop()</text:span></text:p>
      <text:p text:style-name="P7"><text:span text:style-name="T9"><text:tab/></text:span><text:span text:style-name="T10">return </text:span><text:span text:style-name="T9">ask discriminator</text:span></text:p>
      <text:p text:style-name="P8"><text:span text:style-name="T10">else:</text:span></text:p>
      <text:p text:style-name="P8"><text:span text:style-name="T10"><text:tab/>assign triage categ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1-26T14:10:20</dc:date>
    <dc:creator>Paul Webster</dc:creator>
    <meta:generator>OpenOffice.org/3.2$Linux OpenOffice.org_project/320m19$Build-9505</meta:generator>
    <meta:editing-duration>PT02H55M56S</meta:editing-duration>
    <meta:editing-cycles>12</meta:editing-cycles>
    <meta:document-statistic meta:table-count="0" meta:image-count="0" meta:object-count="0" meta:page-count="1" meta:paragraph-count="33" meta:word-count="118" meta:character-count="855"/>
  </office:meta>
</office:document-meta>
</file>